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Dimensionamento di ambienti residenziali</text:span></text:h>
      <text:h text:style-name="Heading_20_3" text:outline-level="3">Campo di applicazione</text:h>
      <text:p text:style-name="Standard">Ai fini della sicurezza la n<text:span text:style-name="T3">orma </text:span><text:span text:style-name="T1">CEI 64-8/3:2021-08</text:span><text:span text:style-name="T3"> ci</text:span> fornisce ulteriori indicazioni che si applicano a <text:span text:style-name="T4">nuovi impianti</text:span> e <text:span text:style-name="T4">ristrutturazioni</text:span>. Non si applicano ad unità abitative di edifici storici e parti comuni di edifici residenziali.</text:p>
      <text:p text:style-name="Standard"/>
      <text:p text:style-name="Standard"/>
      <text:h text:style-name="Heading_20_3" text:outline-level="3"><text:span text:style-name="T2">Dimensionamento dell’impianto</text:span> </text:h>
      <text:p text:style-name="Standard">Tra il progettista, l'installatore, ed il committente viene accordato uno dei seguenti tre livelli di dimensionamento:</text:p>
      <text:p text:style-name="Standard"/>
      <text:list xml:id="list822861393235602728" text:style-name="L1">
        <text:list-item>
          <text:p text:style-name="P2">livello 1: prestazioni ordinarie</text:p>
        </text:list-item>
        <text:list-item>
          <text:p text:style-name="P2">livello 2: alte prestazioni</text:p>
        </text:list-item>
        <text:list-item>
          <text:p text:style-name="P2">livello 3: impianti con dotazioni speciali (domotica)</text:p>
        </text:list-item>
      </text:list>
      <text:p text:style-name="Standard"/>
      <text:p text:style-name="Standard">L'aumento di livello si raggiunge solo nel momento in cui i requisiti del livello successivo vengono soddisfatti.</text:p>
      <text:p text:style-name="Standard"/>
      <text:p text:style-name="Standard">Dotazioni minime:</text:p>
      <text:p text:style-name="Standard"/>
      <text:list xml:id="list997932320723214857" text:style-name="L2">
        <text:list-item>
          <text:p text:style-name="P3">salvo eccezioni la linea tra il contatore e il generale devono essere dimensionati per una potenza di almeno 6kW</text:p>
        </text:list-item>
        <text:list-item>
          <text:p text:style-name="P3">i cavi devono essere sfilabili ad eccezione di elementi prefabbricati o pre-cablati (diametro &gt;= 1.5 del fascio interno)</text:p>
        </text:list-item>
        <text:list-item>
          <text:p text:style-name="P3">la cassetta di derivazione dopo la posa deve contenere uno spazio libero di almeno il 30%</text:p>
        </text:list-item>
      </text:list>
      <text:p text:style-name="Standard"/>
      <text:p text:style-name="Standard"/>
      <text:h text:style-name="Heading_20_2" text:outline-level="2">Regole generali </text:h>
      <text:h text:style-name="P1" text:outline-level="3">Protezione Differenziale</text:h>
      <text:p text:style-name="Standard"/>
      <text:p text:style-name="Standard">Il differenziale a monte deve garantire la selettività.</text:p>
      <text:p text:style-name="Standard"/>
      <text:p text:style-name="Standard">Giunzioni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3T20:22:12.08</meta:creation-date>
    <meta:generator>OpenOffice/4.1.11$Win32 OpenOffice.org_project/4111m1$Build-9808</meta:generator>
    <dc:date>2023-05-29T21:18:07.58</dc:date>
    <meta:editing-duration>PT1H15M50S</meta:editing-duration>
    <meta:editing-cycles>38</meta:editing-cycles>
    <meta:document-statistic meta:table-count="0" meta:image-count="0" meta:object-count="0" meta:page-count="1" meta:paragraph-count="17" meta:word-count="166" meta:character-count="1116"/>
  </office:meta>
</office:document-meta>
</file>